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FC0000010759ECF72E238146BD.jpg" manifest:media-type="image/jpeg"/>
  <manifest:file-entry manifest:full-path="Pictures/100000000000010D0000015FD09BE0DFF40EB785.jpg" manifest:media-type="image/jpeg"/>
  <manifest:file-entry manifest:full-path="Pictures/10000000000001290000012121843FB8F9E65739.jpg" manifest:media-type="image/jpeg"/>
  <manifest:file-entry manifest:full-path="Pictures/100000000000010D0000015F0B30075C78C3F58B.jpg" manifest:media-type="image/jpeg"/>
  <manifest:file-entry manifest:full-path="Pictures/100000000000010D0000013440689F1E44CB8D6B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y="-6.72cm" svg:width="7.117cm" svg:height="8.149cm" draw:z-index="0"><draw:image xlink:href="Pictures/100000000000010D0000013440689F1E44CB8D6B.jpg" xlink:type="simple" xlink:show="embed" xlink:actuate="onLoad" loext:mime-type="image/jpeg"/></draw:frame><text:bookmark text:name="img1"/><text:s/></text:p>
      <text:p text:style-name="Standard"/>
      <text:p text:style-name="Standard"><draw:frame draw:style-name="fr1" draw:name="Image2" text:anchor-type="as-char" svg:y="-9.472cm" svg:width="7.117cm" svg:height="9.287cm" draw:z-index="1"><draw:image xlink:href="Pictures/100000000000010D0000015F0B30075C78C3F58B.jpg" xlink:type="simple" xlink:show="embed" xlink:actuate="onLoad" loext:mime-type="image/jpeg"/></draw:frame><text:bookmark text:name="img11"/><text:s/></text:p>
      <text:p text:style-name="Standard"/>
      <text:p text:style-name="Standard"><text:soft-page-break/><draw:frame draw:style-name="fr2" draw:name="Image3" text:anchor-type="as-char" svg:width="7.117cm" svg:height="9.287cm" draw:z-index="2"><draw:image xlink:href="Pictures/100000000000010D0000015FD09BE0DFF40EB785.jpg" xlink:type="simple" xlink:show="embed" xlink:actuate="onLoad" loext:mime-type="image/jpeg"/></draw:frame><text:bookmark text:name="img12"/><text:s/></text:p>
      <text:p text:style-name="Standard"/>
      <text:p text:style-name="Standard"><draw:frame draw:style-name="fr2" draw:name="Image4" text:anchor-type="as-char" svg:width="7.858cm" svg:height="7.646cm" draw:z-index="3"><draw:image xlink:href="Pictures/10000000000001290000012121843FB8F9E65739.jpg" xlink:type="simple" xlink:show="embed" xlink:actuate="onLoad" loext:mime-type="image/jpeg"/></draw:frame><text:bookmark text:name="p1img1"/><text:s/></text:p>
      <text:p text:style-name="Standard"/>
      <text:p text:style-name="Standard"><text:bookmark text:name="p1img11"/><text:s/></text:p>
      <text:p text:style-name="Standard"><draw:frame draw:style-name="fr2" draw:name="Image6" text:anchor-type="as-char" svg:width="6.668cm" svg:height="6.959cm" draw:z-index="4"><draw:image xlink:href="Pictures/10000000000000FC0000010759ECF72E238146BD.jpg" xlink:type="simple" xlink:show="embed" xlink:actuate="onLoad" loext:mime-type="image/jpeg"/></draw:frame><text:bookmark text:name="img13"/><text:s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5:32:30.820400873</meta:creation-date>
    <dc:date>2018-09-27T15:55:32.502521367</dc:date>
    <meta:editing-duration>PT7M58S</meta:editing-duration>
    <meta:editing-cycles>1</meta:editing-cycles>
    <meta:document-statistic meta:table-count="0" meta:image-count="5" meta:object-count="0" meta:page-count="3" meta:paragraph-count="6" meta:word-count="0" meta:character-count="6" meta:non-whitespace-character-count="0"/>
    <meta:generator>LibreOffice/6.0.5.2$Linux_x86 LibreOffice_project/54c8cbb85f300ac59db32fe8a675ff7683cd5a16</meta:generator>
  </office:meta>
</office:document-meta>
</file>